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fffbcc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1b75bc" fo:font-weight="bold" style:font-weight-asian="bold" style:font-weight-complex="bold"/>
    </style:style>
    <style:style style:name="ce5" style:family="table-cell" style:parent-style-name="Default">
      <style:text-properties fo:color="#1b75bc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f413d" fo:font-weight="bold" style:font-weight-asian="bold" style:font-weight-complex="bold"/>
    </style:style>
    <style:style style:name="ce7" style:family="table-cell" style:parent-style-name="Default">
      <style:table-cell-properties fo:background-color="#fffbcc"/>
      <style:text-properties fo:color="#ef413d"/>
    </style:style>
    <style:style style:name="ce8" style:family="table-cell" style:parent-style-name="Default">
      <style:text-properties fo:color="#ef413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bcc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/>
      <style:text-properties fo:color="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b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itreihe" table:style-name="ta1">
        <table:shapes>
          <draw:frame draw:z-index="0" draw:style-name="gr1" draw:text-style-name="P1" svg:width="227.4mm" svg:height="129.45mm" svg:x="156.14mm" svg:y="27.47mm">
            <draw:object draw:notify-on-update-of-ranges="Zeitreihe.A1:Zeitreihe.A1 Zeitreihe.A2:Zeitreihe.A131 Zeitreihe.B1:Zeitreihe.B1 Zeitreihe.B2:Zeitreihe.B131 Zeitreihe.C1:Zeitreihe.C1 Zeitreihe.C2:Zeitreihe.C131 Zeitreihe.D1:Zeitreihe.D1 Zeitreihe.D2:Zeitreihe.D1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Zeit t</text:p>
          </table:table-cell>
          <table:table-cell table:style-name="ce4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9" office:value-type="string" calcext:value-type="string">
            <text:p>R</text:p>
          </table:table-cell>
          <table:table-cell table:style-name="ce1" office:value-type="string" calcext:value-type="string">
            <text:p>BRZ</text:p>
          </table:table-cell>
          <table:table-cell table:style-name="ce6" office:value-type="string" calcext:value-type="string">
            <text:p>next I</text:p>
          </table:table-cell>
          <table:table-cell/>
          <table:table-cell table:style-name="ce12" office:value-type="string" calcext:value-type="string">
            <text:p>Bevölkerungsanzahl</text:p>
          </table:table-cell>
          <table:table-cell table:style-name="ce15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20-01-01" calcext:value-type="date">
            <text:p>01.01.20</text:p>
          </table:table-cell>
          <table:table-cell table:formula="of:=[.I1]-[.C2]-[.D2]" office:value-type="float" office:value="999" calcext:value-type="float">
            <text:p>99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[.I2]" office:value-type="float" office:value="2" calcext:value-type="float">
            <text:p>2</text:p>
          </table:table-cell>
          <table:table-cell table:formula="of:=IF([.B2]/[.$I$1] &lt; 1;[.C2]*[.E2]*([.B2]/[.$I$1]);0)" office:value-type="float" office:value="1.998" calcext:value-type="float">
            <text:p>1,998</text:p>
          </table:table-cell>
          <table:table-cell/>
          <table:table-cell table:style-name="ce13" office:value-type="string" calcext:value-type="string">
            <text:p>Basisreproduktionsrate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3" table:formula="of:=[.A2]+[.$I$3]" office:value-type="date" office:date-value="2020-01-15" calcext:value-type="date">
            <text:p>15.01.20</text:p>
          </table:table-cell>
          <table:table-cell table:formula="of:=[.$I$1]-[.C3]-[.D3]" office:value-type="float" office:value="997.002" calcext:value-type="float">
            <text:p>997,002</text:p>
          </table:table-cell>
          <table:table-cell table:formula="of:=IF([.F2]+[.D2]&lt;= [.$I$1];[.F2];[.$I$1]-[.D3])" office:value-type="float" office:value="1.998" calcext:value-type="float">
            <text:p>1,998</text:p>
          </table:table-cell>
          <table:table-cell table:formula="of:=[.C2]+[.D2]" office:value-type="float" office:value="1" calcext:value-type="float">
            <text:p>1</text:p>
          </table:table-cell>
          <table:table-cell table:formula="of:=[.E2]" office:value-type="float" office:value="2" calcext:value-type="float">
            <text:p>2</text:p>
          </table:table-cell>
          <table:table-cell table:formula="of:=IF([.B3]/[.$I$1] &lt; 1;[.C3]*[.E3]*([.B3]/[.$I$1]);0)" office:value-type="float" office:value="3.984019992" calcext:value-type="float">
            <text:p>3,984019992</text:p>
          </table:table-cell>
          <table:table-cell/>
          <table:table-cell table:style-name="ce12" office:value-type="string" calcext:value-type="string">
            <text:p>Infektionszeitspanne</text:p>
          </table:table-cell>
          <table:table-cell table:style-name="ce15" office:value-type="float" office:value="14" calcext:value-type="float">
            <text:p>14</text:p>
          </table:table-cell>
        </table:table-row>
        <table:table-row table:style-name="ro1">
          <table:table-cell table:style-name="ce3" table:formula="of:=[.A3]+[.$I$3]" office:value-type="date" office:date-value="2020-01-29" calcext:value-type="date">
            <text:p>29.01.20</text:p>
          </table:table-cell>
          <table:table-cell table:formula="of:=[.$I$1]-[.C4]-[.D4]" office:value-type="float" office:value="993.017980008" calcext:value-type="float">
            <text:p>993,017980008</text:p>
          </table:table-cell>
          <table:table-cell table:formula="of:=IF([.F3]+[.D3]&lt;= [.$I$1];[.F3];[.$I$1]-[.D4])" office:value-type="float" office:value="3.984019992" calcext:value-type="float">
            <text:p>3,984019992</text:p>
          </table:table-cell>
          <table:table-cell table:formula="of:=[.C3]+[.D3]" office:value-type="float" office:value="2.998" calcext:value-type="float">
            <text:p>2,998</text:p>
          </table:table-cell>
          <table:table-cell table:formula="of:=[.E3]" office:value-type="float" office:value="2" calcext:value-type="float">
            <text:p>2</text:p>
          </table:table-cell>
          <table:table-cell table:formula="of:=IF([.B4]/[.$I$1] &lt; 1;[.C4]*[.E4]*([.B4]/[.$I$1]);0)" office:value-type="float" office:value="7.91240696953466" calcext:value-type="float">
            <text:p>7,91240696953466</text:p>
          </table:table-cell>
          <table:table-cell/>
          <table:table-cell table:style-name="ce14" table:number-columns-repeated="2"/>
        </table:table-row>
        <table:table-row table:style-name="ro1">
          <table:table-cell table:style-name="ce3" table:formula="of:=[.A4]+[.$I$3]" office:value-type="date" office:date-value="2020-02-12" calcext:value-type="date">
            <text:p>12.02.20</text:p>
          </table:table-cell>
          <table:table-cell table:formula="of:=[.$I$1]-[.C5]-[.D5]" office:value-type="float" office:value="985.105573038465" calcext:value-type="float">
            <text:p>985,105573038465</text:p>
          </table:table-cell>
          <table:table-cell table:formula="of:=IF([.F4]+[.D4]&lt;= [.$I$1];[.F4];[.$I$1]-[.D5])" office:value-type="float" office:value="7.91240696953466" calcext:value-type="float">
            <text:p>7,91240696953466</text:p>
          </table:table-cell>
          <table:table-cell table:formula="of:=[.C4]+[.D4]" office:value-type="float" office:value="6.982019992" calcext:value-type="float">
            <text:p>6,982019992</text:p>
          </table:table-cell>
          <table:table-cell table:formula="of:=[.E4]" office:value-type="float" office:value="2" calcext:value-type="float">
            <text:p>2</text:p>
          </table:table-cell>
          <table:table-cell table:formula="of:=IF([.B5]/[.$I$1] &lt; 1;[.C5]*[.E5]*([.B5]/[.$I$1]);0)" office:value-type="float" office:value="15.589112403674" calcext:value-type="float">
            <text:p>15,589112403674</text:p>
          </table:table-cell>
          <table:table-cell table:number-columns-repeated="3"/>
        </table:table-row>
        <table:table-row table:style-name="ro1">
          <table:table-cell table:style-name="ce3" table:formula="of:=[.A5]+[.$I$3]" office:value-type="date" office:date-value="2020-02-26" calcext:value-type="date">
            <text:p>26.02.20</text:p>
          </table:table-cell>
          <table:table-cell table:formula="of:=[.$I$1]-[.C6]-[.D6]" office:value-type="float" office:value="969.516460634791" calcext:value-type="float">
            <text:p>969,516460634791</text:p>
          </table:table-cell>
          <table:table-cell table:formula="of:=IF([.F5]+[.D5]&lt;= [.$I$1];[.F5];[.$I$1]-[.D6])" office:value-type="float" office:value="15.589112403674" calcext:value-type="float">
            <text:p>15,589112403674</text:p>
          </table:table-cell>
          <table:table-cell table:formula="of:=[.C5]+[.D5]" office:value-type="float" office:value="14.8944269615347" calcext:value-type="float">
            <text:p>14,8944269615347</text:p>
          </table:table-cell>
          <table:table-cell table:formula="of:=[.E5]" office:value-type="float" office:value="2" calcext:value-type="float">
            <text:p>2</text:p>
          </table:table-cell>
          <table:table-cell table:formula="of:=IF([.B6]/[.$I$1] &lt; 1;[.C6]*[.E6]*([.B6]/[.$I$1]);0)" office:value-type="float" office:value="30.2278021640958" calcext:value-type="float">
            <text:p>30,2278021640958</text:p>
          </table:table-cell>
          <table:table-cell table:number-columns-repeated="3"/>
        </table:table-row>
        <table:table-row table:style-name="ro1">
          <table:table-cell table:style-name="ce3" table:formula="of:=[.A6]+[.$I$3]" office:value-type="date" office:date-value="2020-03-11" calcext:value-type="date">
            <text:p>11.03.20</text:p>
          </table:table-cell>
          <table:table-cell table:formula="of:=[.$I$1]-[.C7]-[.D7]" office:value-type="float" office:value="939.288658470696" calcext:value-type="float">
            <text:p>939,288658470696</text:p>
          </table:table-cell>
          <table:table-cell table:formula="of:=IF([.F6]+[.D6]&lt;= [.$I$1];[.F6];[.$I$1]-[.D7])" office:value-type="float" office:value="30.2278021640958" calcext:value-type="float">
            <text:p>30,2278021640958</text:p>
          </table:table-cell>
          <table:table-cell table:formula="of:=[.C6]+[.D6]" office:value-type="float" office:value="30.4835393652086" calcext:value-type="float">
            <text:p>30,4835393652086</text:p>
          </table:table-cell>
          <table:table-cell table:formula="of:=[.E6]" office:value-type="float" office:value="2" calcext:value-type="float">
            <text:p>2</text:p>
          </table:table-cell>
          <table:table-cell table:formula="of:=IF([.B7]/[.$I$1] &lt; 1;[.C7]*[.E7]*([.B7]/[.$I$1]);0)" office:value-type="float" office:value="56.7852634864623" calcext:value-type="float">
            <text:p>56,7852634864623</text:p>
          </table:table-cell>
          <table:table-cell table:number-columns-repeated="3"/>
        </table:table-row>
        <table:table-row table:style-name="ro1">
          <table:table-cell table:style-name="ce3" table:formula="of:=[.A7]+[.$I$3]" office:value-type="date" office:date-value="2020-03-25" calcext:value-type="date">
            <text:p>25.03.20</text:p>
          </table:table-cell>
          <table:table-cell table:formula="of:=[.$I$1]-[.C8]-[.D8]" office:value-type="float" office:value="882.503394984233" calcext:value-type="float">
            <text:p>882,503394984233</text:p>
          </table:table-cell>
          <table:table-cell table:formula="of:=IF([.F7]+[.D7]&lt;= [.$I$1];[.F7];[.$I$1]-[.D8])" office:value-type="float" office:value="56.7852634864623" calcext:value-type="float">
            <text:p>56,7852634864623</text:p>
          </table:table-cell>
          <table:table-cell table:formula="of:=[.C7]+[.D7]" office:value-type="float" office:value="60.7113415293045" calcext:value-type="float">
            <text:p>60,7113415293045</text:p>
          </table:table-cell>
          <table:table-cell table:formula="of:=[.E7]" office:value-type="float" office:value="2" calcext:value-type="float">
            <text:p>2</text:p>
          </table:table-cell>
          <table:table-cell table:formula="of:=IF([.B8]/[.$I$1] &lt; 1;[.C8]*[.E8]*([.B8]/[.$I$1]);0)" office:value-type="float" office:value="100.226375623754" calcext:value-type="float">
            <text:p>100,226375623754</text:p>
          </table:table-cell>
          <table:table-cell table:number-columns-repeated="3"/>
        </table:table-row>
        <table:table-row table:style-name="ro1">
          <table:table-cell table:style-name="ce3" table:formula="of:=[.A8]+[.$I$3]" office:value-type="date" office:date-value="2020-04-08" calcext:value-type="date">
            <text:p>08.04.20</text:p>
          </table:table-cell>
          <table:table-cell table:formula="of:=[.$I$1]-[.C9]-[.D9]" office:value-type="float" office:value="782.277019360479" calcext:value-type="float">
            <text:p>782,277019360479</text:p>
          </table:table-cell>
          <table:table-cell table:formula="of:=IF([.F8]+[.D8]&lt;= [.$I$1];[.F8];[.$I$1]-[.D9])" office:value-type="float" office:value="100.226375623754" calcext:value-type="float">
            <text:p>100,226375623754</text:p>
          </table:table-cell>
          <table:table-cell table:formula="of:=[.C8]+[.D8]" office:value-type="float" office:value="117.496605015767" calcext:value-type="float">
            <text:p>117,496605015767</text:p>
          </table:table-cell>
          <table:table-cell table:formula="of:=[.E8]" office:value-type="float" office:value="2" calcext:value-type="float">
            <text:p>2</text:p>
          </table:table-cell>
          <table:table-cell table:formula="of:=IF([.B9]/[.$I$1] &lt; 1;[.C9]*[.E9]*([.B9]/[.$I$1]);0)" office:value-type="float" office:value="156.809580768509" calcext:value-type="float">
            <text:p>156,809580768509</text:p>
          </table:table-cell>
          <table:table-cell table:number-columns-repeated="3"/>
        </table:table-row>
        <table:table-row table:style-name="ro1">
          <table:table-cell table:style-name="ce3" table:formula="of:=[.A9]+[.$I$3]" office:value-type="date" office:date-value="2020-04-22" calcext:value-type="date">
            <text:p>22.04.20</text:p>
          </table:table-cell>
          <table:table-cell table:formula="of:=[.$I$1]-[.C10]-[.D10]" office:value-type="float" office:value="625.46743859197" calcext:value-type="float">
            <text:p>625,46743859197</text:p>
          </table:table-cell>
          <table:table-cell table:formula="of:=IF([.F9]+[.D9]&lt;= [.$I$1];[.F9];[.$I$1]-[.D10])" office:value-type="float" office:value="156.809580768509" calcext:value-type="float">
            <text:p>156,809580768509</text:p>
          </table:table-cell>
          <table:table-cell table:formula="of:=[.C9]+[.D9]" office:value-type="float" office:value="217.722980639521" calcext:value-type="float">
            <text:p>217,722980639521</text:p>
          </table:table-cell>
          <table:table-cell table:formula="of:=[.E9]" office:value-type="float" office:value="2" calcext:value-type="float">
            <text:p>2</text:p>
          </table:table-cell>
          <table:table-cell table:formula="of:=IF([.B10]/[.$I$1] &lt; 1;[.C10]*[.E10]*([.B10]/[.$I$1]);0)" office:value-type="float" office:value="196.15857365992" calcext:value-type="float">
            <text:p>196,15857365992</text:p>
          </table:table-cell>
          <table:table-cell table:number-columns-repeated="3"/>
        </table:table-row>
        <table:table-row table:style-name="ro1">
          <table:table-cell table:style-name="ce3" table:formula="of:=[.A10]+[.$I$3]" office:value-type="date" office:date-value="2020-05-06" calcext:value-type="date">
            <text:p>06.05.20</text:p>
          </table:table-cell>
          <table:table-cell table:formula="of:=[.$I$1]-[.C11]-[.D11]" office:value-type="float" office:value="429.308864932051" calcext:value-type="float">
            <text:p>429,308864932051</text:p>
          </table:table-cell>
          <table:table-cell table:formula="of:=IF([.F10]+[.D10]&lt;= [.$I$1];[.F10];[.$I$1]-[.D11])" office:value-type="float" office:value="196.15857365992" calcext:value-type="float">
            <text:p>196,15857365992</text:p>
          </table:table-cell>
          <table:table-cell table:formula="of:=[.C10]+[.D10]" office:value-type="float" office:value="374.53256140803" calcext:value-type="float">
            <text:p>374,53256140803</text:p>
          </table:table-cell>
          <table:table-cell table:formula="of:=[.E10]" office:value-type="float" office:value="2" calcext:value-type="float">
            <text:p>2</text:p>
          </table:table-cell>
          <table:table-cell table:formula="of:=IF([.B11]/[.$I$1] &lt; 1;[.C11]*[.E11]*([.B11]/[.$I$1]);0)" office:value-type="float" office:value="168.42522920926" calcext:value-type="float">
            <text:p>168,42522920926</text:p>
          </table:table-cell>
          <table:table-cell table:number-columns-repeated="3"/>
        </table:table-row>
        <table:table-row table:style-name="ro1">
          <table:table-cell table:style-name="ce3" table:formula="of:=[.A11]+[.$I$3]" office:value-type="date" office:date-value="2020-05-20" calcext:value-type="date">
            <text:p>20.05.20</text:p>
          </table:table-cell>
          <table:table-cell table:formula="of:=[.$I$1]-[.C12]-[.D12]" office:value-type="float" office:value="260.88363572279" calcext:value-type="float">
            <text:p>260,88363572279</text:p>
          </table:table-cell>
          <table:table-cell table:formula="of:=IF([.F11]+[.D11]&lt;= [.$I$1];[.F11];[.$I$1]-[.D12])" office:value-type="float" office:value="168.42522920926" calcext:value-type="float">
            <text:p>168,42522920926</text:p>
          </table:table-cell>
          <table:table-cell table:formula="of:=[.C11]+[.D11]" office:value-type="float" office:value="570.691135067949" calcext:value-type="float">
            <text:p>570,691135067949</text:p>
          </table:table-cell>
          <table:table-cell table:formula="of:=[.E11]" office:value-type="float" office:value="2" calcext:value-type="float">
            <text:p>2</text:p>
          </table:table-cell>
          <table:table-cell table:formula="of:=IF([.B12]/[.$I$1] &lt; 1;[.C12]*[.E12]*([.B12]/[.$I$1]);0)" office:value-type="float" office:value="87.8787722871122" calcext:value-type="float">
            <text:p>87,8787722871122</text:p>
          </table:table-cell>
          <table:table-cell table:number-columns-repeated="3"/>
        </table:table-row>
        <table:table-row table:style-name="ro1">
          <table:table-cell table:style-name="ce3" table:formula="of:=[.A12]+[.$I$3]" office:value-type="date" office:date-value="2020-06-03" calcext:value-type="date">
            <text:p>03.06.20</text:p>
          </table:table-cell>
          <table:table-cell table:formula="of:=[.$I$1]-[.C13]-[.D13]" office:value-type="float" office:value="173.004863435678" calcext:value-type="float">
            <text:p>173,004863435678</text:p>
          </table:table-cell>
          <table:table-cell table:formula="of:=IF([.F12]+[.D12]&lt;= [.$I$1];[.F12];[.$I$1]-[.D13])" office:value-type="float" office:value="87.8787722871122" calcext:value-type="float">
            <text:p>87,8787722871122</text:p>
          </table:table-cell>
          <table:table-cell table:formula="of:=[.C12]+[.D12]" office:value-type="float" office:value="739.11636427721" calcext:value-type="float">
            <text:p>739,11636427721</text:p>
          </table:table-cell>
          <table:table-cell table:formula="of:=[.E12]" office:value-type="float" office:value="2" calcext:value-type="float">
            <text:p>2</text:p>
          </table:table-cell>
          <table:table-cell table:formula="of:=IF([.B13]/[.$I$1] &lt; 1;[.C13]*[.E13]*([.B13]/[.$I$1]);0)" office:value-type="float" office:value="30.4069099968538" calcext:value-type="float">
            <text:p>30,4069099968538</text:p>
          </table:table-cell>
          <table:table-cell table:number-columns-repeated="3"/>
        </table:table-row>
        <table:table-row table:style-name="ro1">
          <table:table-cell table:style-name="ce3" table:formula="of:=[.A13]+[.$I$3]" office:value-type="date" office:date-value="2020-06-17" calcext:value-type="date">
            <text:p>17.06.20</text:p>
          </table:table-cell>
          <table:table-cell table:formula="of:=[.$I$1]-[.C14]-[.D14]" office:value-type="float" office:value="142.597953438824" calcext:value-type="float">
            <text:p>142,597953438824</text:p>
          </table:table-cell>
          <table:table-cell table:formula="of:=IF([.F13]+[.D13]&lt;= [.$I$1];[.F13];[.$I$1]-[.D14])" office:value-type="float" office:value="30.4069099968538" calcext:value-type="float">
            <text:p>30,4069099968538</text:p>
          </table:table-cell>
          <table:table-cell table:formula="of:=[.C13]+[.D13]" office:value-type="float" office:value="826.995136564322" calcext:value-type="float">
            <text:p>826,995136564322</text:p>
          </table:table-cell>
          <table:table-cell table:formula="of:=[.E13]" office:value-type="float" office:value="2" calcext:value-type="float">
            <text:p>2</text:p>
          </table:table-cell>
          <table:table-cell table:formula="of:=IF([.B14]/[.$I$1] &lt; 1;[.C14]*[.E14]*([.B14]/[.$I$1]);0)" office:value-type="float" office:value="8.67192627189976" calcext:value-type="float">
            <text:p>8,67192627189976</text:p>
          </table:table-cell>
          <table:table-cell table:number-columns-repeated="3"/>
        </table:table-row>
        <table:table-row table:style-name="ro1">
          <table:table-cell table:style-name="ce3" table:formula="of:=[.A14]+[.$I$3]" office:value-type="date" office:date-value="2020-07-01" calcext:value-type="date">
            <text:p>01.07.20</text:p>
          </table:table-cell>
          <table:table-cell table:formula="of:=[.$I$1]-[.C15]-[.D15]" office:value-type="float" office:value="133.926027166925" calcext:value-type="float">
            <text:p>133,926027166925</text:p>
          </table:table-cell>
          <table:table-cell table:formula="of:=IF([.F14]+[.D14]&lt;= [.$I$1];[.F14];[.$I$1]-[.D15])" office:value-type="float" office:value="8.67192627189976" calcext:value-type="float">
            <text:p>8,67192627189976</text:p>
          </table:table-cell>
          <table:table-cell table:formula="of:=[.C14]+[.D14]" office:value-type="float" office:value="857.402046561176" calcext:value-type="float">
            <text:p>857,402046561176</text:p>
          </table:table-cell>
          <table:table-cell table:formula="of:=[.E14]" office:value-type="float" office:value="2" calcext:value-type="float">
            <text:p>2</text:p>
          </table:table-cell>
          <table:table-cell table:formula="of:=IF([.B15]/[.$I$1] &lt; 1;[.C15]*[.E15]*([.B15]/[.$I$1]);0)" office:value-type="float" office:value="2.32279326696003" calcext:value-type="float">
            <text:p>2,32279326696003</text:p>
          </table:table-cell>
          <table:table-cell table:number-columns-repeated="3"/>
        </table:table-row>
        <table:table-row table:style-name="ro1">
          <table:table-cell table:style-name="ce3" table:formula="of:=[.A15]+[.$I$3]" office:value-type="date" office:date-value="2020-07-15" calcext:value-type="date">
            <text:p>15.07.20</text:p>
          </table:table-cell>
          <table:table-cell table:formula="of:=[.$I$1]-[.C16]-[.D16]" office:value-type="float" office:value="131.603233899964" calcext:value-type="float">
            <text:p>131,603233899964</text:p>
          </table:table-cell>
          <table:table-cell table:formula="of:=IF([.F15]+[.D15]&lt;= [.$I$1];[.F15];[.$I$1]-[.D15])" office:value-type="float" office:value="2.32279326696003" calcext:value-type="float">
            <text:p>2,32279326696003</text:p>
          </table:table-cell>
          <table:table-cell table:formula="of:=[.C15]+[.D15]" office:value-type="float" office:value="866.073972833076" calcext:value-type="float">
            <text:p>866,073972833076</text:p>
          </table:table-cell>
          <table:table-cell table:formula="of:=[.E15]" office:value-type="float" office:value="2" calcext:value-type="float">
            <text:p>2</text:p>
          </table:table-cell>
          <table:table-cell table:formula="of:=IF([.B16]/[.$I$1] &lt; 1;[.C16]*[.E16]*([.B16]/[.$I$1]);0)" office:value-type="float" office:value="0.611374211226007" calcext:value-type="float">
            <text:p>0,611374211226007</text:p>
          </table:table-cell>
          <table:table-cell table:number-columns-repeated="3"/>
        </table:table-row>
        <table:table-row table:style-name="ro1">
          <table:table-cell table:style-name="ce3" table:formula="of:=[.A16]+[.$I$3]" office:value-type="date" office:date-value="2020-07-29" calcext:value-type="date">
            <text:p>29.07.20</text:p>
          </table:table-cell>
          <table:table-cell table:formula="of:=[.$I$1]-[.C17]-[.D17]" office:value-type="float" office:value="130.991859688738" calcext:value-type="float">
            <text:p>130,991859688738</text:p>
          </table:table-cell>
          <table:table-cell table:formula="of:=IF([.F16]+[.D16]&lt;= [.$I$1];[.F16];[.$I$1]-[.D16])" office:value-type="float" office:value="0.611374211226007" calcext:value-type="float">
            <text:p>0,611374211226007</text:p>
          </table:table-cell>
          <table:table-cell table:formula="of:=[.C16]+[.D16]" office:value-type="float" office:value="868.396766100036" calcext:value-type="float">
            <text:p>868,396766100036</text:p>
          </table:table-cell>
          <table:table-cell table:formula="of:=[.E16]" office:value-type="float" office:value="2" calcext:value-type="float">
            <text:p>2</text:p>
          </table:table-cell>
          <table:table-cell table:formula="of:=IF([.B17]/[.$I$1] &lt; 1;[.C17]*[.E17]*([.B17]/[.$I$1]);0)" office:value-type="float" office:value="0.16017008978846" calcext:value-type="float">
            <text:p>0,16017008978846</text:p>
          </table:table-cell>
          <table:table-cell table:number-columns-repeated="3"/>
        </table:table-row>
        <table:table-row table:style-name="ro1">
          <table:table-cell table:style-name="ce3" table:formula="of:=[.A17]+[.$I$3]" office:value-type="date" office:date-value="2020-08-12" calcext:value-type="date">
            <text:p>12.08.20</text:p>
          </table:table-cell>
          <table:table-cell table:formula="of:=[.$I$1]-[.C18]-[.D18]" office:value-type="float" office:value="130.83168959895" calcext:value-type="float">
            <text:p>130,83168959895</text:p>
          </table:table-cell>
          <table:table-cell table:formula="of:=IF([.F17]+[.D17]&lt;= [.$I$1];[.F17];[.$I$1]-[.D17])" office:value-type="float" office:value="0.16017008978846" calcext:value-type="float">
            <text:p>0,16017008978846</text:p>
          </table:table-cell>
          <table:table-cell table:formula="of:=[.C17]+[.D17]" office:value-type="float" office:value="869.008140311261" calcext:value-type="float">
            <text:p>869,008140311261</text:p>
          </table:table-cell>
          <table:table-cell table:formula="of:=[.E17]" office:value-type="float" office:value="2" calcext:value-type="float">
            <text:p>2</text:p>
          </table:table-cell>
          <table:table-cell table:formula="of:=IF([.B18]/[.$I$1] &lt; 1;[.C18]*[.E18]*([.B18]/[.$I$1]);0)" office:value-type="float" office:value="0.0419106469404796" calcext:value-type="float">
            <text:p>0,04191064694048</text:p>
          </table:table-cell>
          <table:table-cell table:number-columns-repeated="3"/>
        </table:table-row>
        <table:table-row table:style-name="ro1">
          <table:table-cell table:style-name="ce3" table:formula="of:=[.A18]+[.$I$3]" office:value-type="date" office:date-value="2020-08-26" calcext:value-type="date">
            <text:p>26.08.20</text:p>
          </table:table-cell>
          <table:table-cell table:formula="of:=[.$I$1]-[.C19]-[.D19]" office:value-type="float" office:value="130.78977895201" calcext:value-type="float">
            <text:p>130,78977895201</text:p>
          </table:table-cell>
          <table:table-cell table:formula="of:=IF([.F18]+[.D18]&lt;= [.$I$1];[.F18];[.$I$1]-[.D18])" office:value-type="float" office:value="0.0419106469404796" calcext:value-type="float">
            <text:p>0,04191064694048</text:p>
          </table:table-cell>
          <table:table-cell table:formula="of:=[.C18]+[.D18]" office:value-type="float" office:value="869.16831040105" calcext:value-type="float">
            <text:p>869,16831040105</text:p>
          </table:table-cell>
          <table:table-cell table:formula="of:=[.E18]" office:value-type="float" office:value="2" calcext:value-type="float">
            <text:p>2</text:p>
          </table:table-cell>
          <table:table-cell table:formula="of:=IF([.B19]/[.$I$1] &lt; 1;[.C19]*[.E19]*([.B19]/[.$I$1]);0)" office:value-type="float" office:value="0.0109629684981621" calcext:value-type="float">
            <text:p>0,010962968498162</text:p>
          </table:table-cell>
          <table:table-cell table:number-columns-repeated="3"/>
        </table:table-row>
        <table:table-row table:style-name="ro1">
          <table:table-cell table:style-name="ce3" table:formula="of:=[.A19]+[.$I$3]" office:value-type="date" office:date-value="2020-09-09" calcext:value-type="date">
            <text:p>09.09.20</text:p>
          </table:table-cell>
          <table:table-cell table:formula="of:=[.$I$1]-[.C20]-[.D20]" office:value-type="float" office:value="130.778815983511" calcext:value-type="float">
            <text:p>130,778815983511</text:p>
          </table:table-cell>
          <table:table-cell table:formula="of:=IF([.F19]+[.D19]&lt;= [.$I$1];[.F19];[.$I$1]-[.D19])" office:value-type="float" office:value="0.0109629684981621" calcext:value-type="float">
            <text:p>0,010962968498162</text:p>
          </table:table-cell>
          <table:table-cell table:formula="of:=[.C19]+[.D19]" office:value-type="float" office:value="869.21022104799" calcext:value-type="float">
            <text:p>869,21022104799</text:p>
          </table:table-cell>
          <table:table-cell table:formula="of:=[.E19]" office:value-type="float" office:value="2" calcext:value-type="float">
            <text:p>2</text:p>
          </table:table-cell>
          <table:table-cell table:formula="of:=IF([.B20]/[.$I$1] &lt; 1;[.C20]*[.E20]*([.B20]/[.$I$1]);0)" office:value-type="float" office:value="0.00286744807970835" calcext:value-type="float">
            <text:p>0,002867448079708</text:p>
          </table:table-cell>
          <table:table-cell table:number-columns-repeated="3"/>
        </table:table-row>
        <table:table-row table:style-name="ro1">
          <table:table-cell table:style-name="ce3" table:formula="of:=[.A20]+[.$I$3]" office:value-type="date" office:date-value="2020-09-23" calcext:value-type="date">
            <text:p>23.09.20</text:p>
          </table:table-cell>
          <table:table-cell table:formula="of:=[.$I$1]-[.C21]-[.D21]" office:value-type="float" office:value="130.775948535432" calcext:value-type="float">
            <text:p>130,775948535432</text:p>
          </table:table-cell>
          <table:table-cell table:formula="of:=IF([.F20]+[.D20]&lt;= [.$I$1];[.F20];[.$I$1]-[.D20])" office:value-type="float" office:value="0.00286744807970835" calcext:value-type="float">
            <text:p>0,002867448079708</text:p>
          </table:table-cell>
          <table:table-cell table:formula="of:=[.C20]+[.D20]" office:value-type="float" office:value="869.221184016489" calcext:value-type="float">
            <text:p>869,221184016489</text:p>
          </table:table-cell>
          <table:table-cell table:formula="of:=[.E20]" office:value-type="float" office:value="2" calcext:value-type="float">
            <text:p>2</text:p>
          </table:table-cell>
          <table:table-cell table:formula="of:=IF([.B21]/[.$I$1] &lt; 1;[.C21]*[.E21]*([.B21]/[.$I$1]);0)" office:value-type="float" office:value="0.000749986484999923" calcext:value-type="float">
            <text:p>0,000749986485</text:p>
          </table:table-cell>
          <table:table-cell table:number-columns-repeated="3"/>
        </table:table-row>
        <table:table-row table:style-name="ro1">
          <table:table-cell table:style-name="ce3" table:formula="of:=[.A21]+[.$I$3]" office:value-type="date" office:date-value="2020-10-07" calcext:value-type="date">
            <text:p>07.10.20</text:p>
          </table:table-cell>
          <table:table-cell table:formula="of:=[.$I$1]-[.C22]-[.D22]" office:value-type="float" office:value="130.775198548947" calcext:value-type="float">
            <text:p>130,775198548947</text:p>
          </table:table-cell>
          <table:table-cell table:formula="of:=IF([.F21]+[.D21]&lt;= [.$I$1];[.F21];[.$I$1]-[.D21])" office:value-type="float" office:value="0.000749986484999923" calcext:value-type="float">
            <text:p>0,000749986485</text:p>
          </table:table-cell>
          <table:table-cell table:formula="of:=[.C21]+[.D21]" office:value-type="float" office:value="869.224051464568" calcext:value-type="float">
            <text:p>869,224051464568</text:p>
          </table:table-cell>
          <table:table-cell table:formula="of:=[.E21]" office:value-type="float" office:value="2" calcext:value-type="float">
            <text:p>2</text:p>
          </table:table-cell>
          <table:table-cell table:formula="of:=IF([.B22]/[.$I$1] &lt; 1;[.C22]*[.E22]*([.B22]/[.$I$1]);0)" office:value-type="float" office:value="0.000196159262969783" calcext:value-type="float">
            <text:p>0,00019615926297</text:p>
          </table:table-cell>
          <table:table-cell table:number-columns-repeated="3"/>
        </table:table-row>
        <table:table-row table:style-name="ro1">
          <table:table-cell table:style-name="ce3" table:formula="of:=[.A22]+[.$I$3]" office:value-type="date" office:date-value="2020-10-21" calcext:value-type="date">
            <text:p>21.10.20</text:p>
          </table:table-cell>
          <table:table-cell table:formula="of:=[.$I$1]-[.C23]-[.D23]" office:value-type="float" office:value="130.775002389684" calcext:value-type="float">
            <text:p>130,775002389684</text:p>
          </table:table-cell>
          <table:table-cell table:formula="of:=IF([.F22]+[.D22]&lt;= [.$I$1];[.F22];[.$I$1]-[.D22])" office:value-type="float" office:value="0.000196159262969783" calcext:value-type="float">
            <text:p>0,00019615926297</text:p>
          </table:table-cell>
          <table:table-cell table:formula="of:=[.C22]+[.D22]" office:value-type="float" office:value="869.224801451053" calcext:value-type="float">
            <text:p>869,224801451053</text:p>
          </table:table-cell>
          <table:table-cell table:formula="of:=[.E22]" office:value-type="float" office:value="2" calcext:value-type="float">
            <text:p>2</text:p>
          </table:table-cell>
          <table:table-cell table:formula="of:=IF([.B23]/[.$I$1] &lt; 1;[.C23]*[.E23]*([.B23]/[.$I$1]);0)" office:value-type="float" office:value="0.0000513054561672641" calcext:value-type="float">
            <text:p>5,13054561672641E-05</text:p>
          </table:table-cell>
          <table:table-cell table:number-columns-repeated="3"/>
        </table:table-row>
        <table:table-row table:style-name="ro1">
          <table:table-cell table:style-name="ce3" table:formula="of:=[.A23]+[.$I$3]" office:value-type="date" office:date-value="2020-11-04" calcext:value-type="date">
            <text:p>04.11.20</text:p>
          </table:table-cell>
          <table:table-cell table:formula="of:=[.$I$1]-[.C24]-[.D24]" office:value-type="float" office:value="130.774951084228" calcext:value-type="float">
            <text:p>130,774951084228</text:p>
          </table:table-cell>
          <table:table-cell table:formula="of:=IF([.F23]+[.D23]&lt;= [.$I$1];[.F23];[.$I$1]-[.D23])" office:value-type="float" office:value="0.0000513054561672641" calcext:value-type="float">
            <text:p>5,13054561672641E-05</text:p>
          </table:table-cell>
          <table:table-cell table:formula="of:=[.C23]+[.D23]" office:value-type="float" office:value="869.224997610316" calcext:value-type="float">
            <text:p>869,224997610316</text:p>
          </table:table-cell>
          <table:table-cell table:formula="of:=[.E23]" office:value-type="float" office:value="2" calcext:value-type="float">
            <text:p>2</text:p>
          </table:table-cell>
          <table:table-cell table:formula="of:=IF([.B24]/[.$I$1] &lt; 1;[.C24]*[.E24]*([.B24]/[.$I$1]);0)" office:value-type="float" office:value="0.0000134189370412559" calcext:value-type="float">
            <text:p>1,34189370412559E-05</text:p>
          </table:table-cell>
          <table:table-cell table:number-columns-repeated="3"/>
        </table:table-row>
        <table:table-row table:style-name="ro1">
          <table:table-cell table:style-name="ce3" table:formula="of:=[.A24]+[.$I$3]" office:value-type="date" office:date-value="2020-11-18" calcext:value-type="date">
            <text:p>18.11.20</text:p>
          </table:table-cell>
          <table:table-cell table:formula="of:=[.$I$1]-[.C25]-[.D25]" office:value-type="float" office:value="130.774937665291" calcext:value-type="float">
            <text:p>130,774937665291</text:p>
          </table:table-cell>
          <table:table-cell table:formula="of:=IF([.F24]+[.D24]&lt;= [.$I$1];[.F24];[.$I$1]-[.D24])" office:value-type="float" office:value="0.0000134189370412559" calcext:value-type="float">
            <text:p>1,34189370412559E-05</text:p>
          </table:table-cell>
          <table:table-cell table:formula="of:=[.C24]+[.D24]" office:value-type="float" office:value="869.225048915772" calcext:value-type="float">
            <text:p>869,225048915772</text:p>
          </table:table-cell>
          <table:table-cell table:formula="of:=[.E24]" office:value-type="float" office:value="2" calcext:value-type="float">
            <text:p>2</text:p>
          </table:table-cell>
          <table:table-cell table:formula="of:=IF([.B25]/[.$I$1] &lt; 1;[.C25]*[.E25]*([.B25]/[.$I$1]);0)" office:value-type="float" office:value="0.0000035097213102094" calcext:value-type="float">
            <text:p>3,5097213102094E-06</text:p>
          </table:table-cell>
          <table:table-cell table:number-columns-repeated="3"/>
        </table:table-row>
        <table:table-row table:style-name="ro1">
          <table:table-cell table:style-name="ce3" table:formula="of:=[.A25]+[.$I$3]" office:value-type="date" office:date-value="2020-12-02" calcext:value-type="date">
            <text:p>02.12.20</text:p>
          </table:table-cell>
          <table:table-cell table:formula="of:=[.$I$1]-[.C26]-[.D26]" office:value-type="float" office:value="130.774934155569" calcext:value-type="float">
            <text:p>130,774934155569</text:p>
          </table:table-cell>
          <table:table-cell table:formula="of:=IF([.F25]+[.D25]&lt;= [.$I$1];[.F25];[.$I$1]-[.D25])" office:value-type="float" office:value="0.0000035097213102094" calcext:value-type="float">
            <text:p>3,5097213102094E-06</text:p>
          </table:table-cell>
          <table:table-cell table:formula="of:=[.C25]+[.D25]" office:value-type="float" office:value="869.225062334709" calcext:value-type="float">
            <text:p>869,225062334709</text:p>
          </table:table-cell>
          <table:table-cell table:formula="of:=[.E25]" office:value-type="float" office:value="2" calcext:value-type="float">
            <text:p>2</text:p>
          </table:table-cell>
          <table:table-cell table:formula="of:=IF([.B26]/[.$I$1] &lt; 1;[.C26]*[.E26]*([.B26]/[.$I$1]);0)" office:value-type="float" office:value="0.000000917967146494067" calcext:value-type="float">
            <text:p>9,17967146494067E-07</text:p>
          </table:table-cell>
          <table:table-cell table:number-columns-repeated="3"/>
        </table:table-row>
        <table:table-row table:style-name="ro1">
          <table:table-cell table:style-name="ce3" table:formula="of:=[.A26]+[.$I$3]" office:value-type="date" office:date-value="2020-12-16" calcext:value-type="date">
            <text:p>16.12.20</text:p>
          </table:table-cell>
          <table:table-cell table:formula="of:=[.$I$1]-[.C27]-[.D27]" office:value-type="float" office:value="130.774933237602" calcext:value-type="float">
            <text:p>130,774933237602</text:p>
          </table:table-cell>
          <table:table-cell table:formula="of:=IF([.F26]+[.D26]&lt;= [.$I$1];[.F26];[.$I$1]-[.D26])" office:value-type="float" office:value="0.000000917967146494067" calcext:value-type="float">
            <text:p>9,17967146494067E-07</text:p>
          </table:table-cell>
          <table:table-cell table:formula="of:=[.C26]+[.D26]" office:value-type="float" office:value="869.225065844431" calcext:value-type="float">
            <text:p>869,225065844431</text:p>
          </table:table-cell>
          <table:table-cell table:formula="of:=[.E26]" office:value-type="float" office:value="2" calcext:value-type="float">
            <text:p>2</text:p>
          </table:table-cell>
          <table:table-cell table:formula="of:=IF([.B27]/[.$I$1] &lt; 1;[.C27]*[.E27]*([.B27]/[.$I$1]);0)" office:value-type="float" office:value="0.000000240094184594148" calcext:value-type="float">
            <text:p>2,40094184594148E-07</text:p>
          </table:table-cell>
          <table:table-cell table:number-columns-repeated="3"/>
        </table:table-row>
        <table:table-row table:style-name="ro1">
          <table:table-cell table:style-name="ce3" table:formula="of:=[.A27]+[.$I$3]" office:value-type="date" office:date-value="2020-12-30" calcext:value-type="date">
            <text:p>30.12.20</text:p>
          </table:table-cell>
          <table:table-cell table:formula="of:=[.$I$1]-[.C28]-[.D28]" office:value-type="float" office:value="130.774932997508" calcext:value-type="float">
            <text:p>130,774932997508</text:p>
          </table:table-cell>
          <table:table-cell table:formula="of:=IF([.F27]+[.D27]&lt;= [.$I$1];[.F27];[.$I$1]-[.D27])" office:value-type="float" office:value="0.000000240094184594148" calcext:value-type="float">
            <text:p>2,40094184594148E-07</text:p>
          </table:table-cell>
          <table:table-cell table:formula="of:=[.C27]+[.D27]" office:value-type="float" office:value="869.225066762398" calcext:value-type="float">
            <text:p>869,225066762398</text:p>
          </table:table-cell>
          <table:table-cell table:formula="of:=[.E27]" office:value-type="float" office:value="2" calcext:value-type="float">
            <text:p>2</text:p>
          </table:table-cell>
          <table:table-cell table:formula="of:=IF([.B28]/[.$I$1] &lt; 1;[.C28]*[.E28]*([.B28]/[.$I$1]);0)" office:value-type="float" office:value="0.0000000627966018067821" calcext:value-type="float">
            <text:p>6,27966018067821E-08</text:p>
          </table:table-cell>
          <table:table-cell table:number-columns-repeated="3"/>
        </table:table-row>
        <table:table-row table:style-name="ro1">
          <table:table-cell table:style-name="ce3" table:formula="of:=[.A28]+[.$I$3]" office:value-type="date" office:date-value="2021-01-13" calcext:value-type="date">
            <text:p>13.01.21</text:p>
          </table:table-cell>
          <table:table-cell table:formula="of:=[.$I$1]-[.C29]-[.D29]" office:value-type="float" office:value="130.774932934712" calcext:value-type="float">
            <text:p>130,774932934712</text:p>
          </table:table-cell>
          <table:table-cell table:formula="of:=IF([.F28]+[.D28]&lt;= [.$I$1];[.F28];[.$I$1]-[.D28])" office:value-type="float" office:value="0.0000000627966018067821" calcext:value-type="float">
            <text:p>6,27966018067821E-08</text:p>
          </table:table-cell>
          <table:table-cell table:formula="of:=[.C28]+[.D28]" office:value-type="float" office:value="869.225067002492" calcext:value-type="float">
            <text:p>869,225067002492</text:p>
          </table:table-cell>
          <table:table-cell table:formula="of:=[.E28]" office:value-type="float" office:value="2" calcext:value-type="float">
            <text:p>2</text:p>
          </table:table-cell>
          <table:table-cell table:formula="of:=IF([.B29]/[.$I$1] &lt; 1;[.C29]*[.E29]*([.B29]/[.$I$1]);0)" office:value-type="float" office:value="0.0000000164244427796194" calcext:value-type="float">
            <text:p>1,64244427796194E-08</text:p>
          </table:table-cell>
          <table:table-cell table:number-columns-repeated="3"/>
        </table:table-row>
        <table:table-row table:style-name="ro1">
          <table:table-cell table:style-name="ce3" table:formula="of:=[.A29]+[.$I$3]" office:value-type="date" office:date-value="2021-01-27" calcext:value-type="date">
            <text:p>27.01.21</text:p>
          </table:table-cell>
          <table:table-cell table:formula="of:=[.$I$1]-[.C30]-[.D30]" office:value-type="float" office:value="130.774932918287" calcext:value-type="float">
            <text:p>130,774932918287</text:p>
          </table:table-cell>
          <table:table-cell table:formula="of:=IF([.F29]+[.D29]&lt;= [.$I$1];[.F29];[.$I$1]-[.D29])" office:value-type="float" office:value="0.0000000164244427796194" calcext:value-type="float">
            <text:p>1,64244427796194E-08</text:p>
          </table:table-cell>
          <table:table-cell table:formula="of:=[.C29]+[.D29]" office:value-type="float" office:value="869.225067065289" calcext:value-type="float">
            <text:p>869,225067065289</text:p>
          </table:table-cell>
          <table:table-cell table:formula="of:=[.E29]" office:value-type="float" office:value="2" calcext:value-type="float">
            <text:p>2</text:p>
          </table:table-cell>
          <table:table-cell table:formula="of:=IF([.B30]/[.$I$1] &lt; 1;[.C30]*[.E30]*([.B30]/[.$I$1]);0)" office:value-type="float" office:value="0.00000000429581080544995" calcext:value-type="float">
            <text:p>4,29581080544995E-09</text:p>
          </table:table-cell>
          <table:table-cell table:number-columns-repeated="3"/>
        </table:table-row>
        <table:table-row table:style-name="ro1">
          <table:table-cell table:style-name="ce3" table:formula="of:=[.A30]+[.$I$3]" office:value-type="date" office:date-value="2021-02-10" calcext:value-type="date">
            <text:p>10.02.21</text:p>
          </table:table-cell>
          <table:table-cell table:formula="of:=[.$I$1]-[.C31]-[.D31]" office:value-type="float" office:value="130.774932913991" calcext:value-type="float">
            <text:p>130,774932913991</text:p>
          </table:table-cell>
          <table:table-cell table:formula="of:=IF([.F30]+[.D30]&lt;= [.$I$1];[.F30];[.$I$1]-[.D30])" office:value-type="float" office:value="0.00000000429581080544995" calcext:value-type="float">
            <text:p>4,29581080544995E-09</text:p>
          </table:table-cell>
          <table:table-cell table:formula="of:=[.C30]+[.D30]" office:value-type="float" office:value="869.225067081713" calcext:value-type="float">
            <text:p>869,225067081713</text:p>
          </table:table-cell>
          <table:table-cell table:formula="of:=[.E30]" office:value-type="float" office:value="2" calcext:value-type="float">
            <text:p>2</text:p>
          </table:table-cell>
          <table:table-cell table:formula="of:=IF([.B31]/[.$I$1] &lt; 1;[.C31]*[.E31]*([.B31]/[.$I$1]);0)" office:value-type="float" office:value="0.00000000112356873978783" calcext:value-type="float">
            <text:p>1,12356873978783E-09</text:p>
          </table:table-cell>
          <table:table-cell table:number-columns-repeated="3"/>
        </table:table-row>
        <table:table-row table:style-name="ro1">
          <table:table-cell table:style-name="ce3" table:formula="of:=[.A31]+[.$I$3]" office:value-type="date" office:date-value="2021-02-24" calcext:value-type="date">
            <text:p>24.02.21</text:p>
          </table:table-cell>
          <table:table-cell table:formula="of:=[.$I$1]-[.C32]-[.D32]" office:value-type="float" office:value="130.774932912868" calcext:value-type="float">
            <text:p>130,774932912868</text:p>
          </table:table-cell>
          <table:table-cell table:formula="of:=IF([.F31]+[.D31]&lt;= [.$I$1];[.F31];[.$I$1]-[.D31])" office:value-type="float" office:value="0.00000000112356873978783" calcext:value-type="float">
            <text:p>1,12356873978783E-09</text:p>
          </table:table-cell>
          <table:table-cell table:formula="of:=[.C31]+[.D31]" office:value-type="float" office:value="869.225067086009" calcext:value-type="float">
            <text:p>869,225067086009</text:p>
          </table:table-cell>
          <table:table-cell table:formula="of:=[.E31]" office:value-type="float" office:value="2" calcext:value-type="float">
            <text:p>2</text:p>
          </table:table-cell>
          <table:table-cell table:formula="of:=IF([.B32]/[.$I$1] &lt; 1;[.C32]*[.E32]*([.B32]/[.$I$1]);0)" office:value-type="float" office:value="0.000000000293869253137498" calcext:value-type="float">
            <text:p>2,93869253137498E-10</text:p>
          </table:table-cell>
          <table:table-cell table:number-columns-repeated="3"/>
        </table:table-row>
        <table:table-row table:style-name="ro1">
          <table:table-cell table:style-name="ce3" table:formula="of:=[.A32]+[.$I$3]" office:value-type="date" office:date-value="2021-03-10" calcext:value-type="date">
            <text:p>10.03.21</text:p>
          </table:table-cell>
          <table:table-cell table:formula="of:=[.$I$1]-[.C33]-[.D33]" office:value-type="float" office:value="130.774932912574" calcext:value-type="float">
            <text:p>130,774932912574</text:p>
          </table:table-cell>
          <table:table-cell table:formula="of:=IF([.F32]+[.D32]&lt;= [.$I$1];[.F32];[.$I$1]-[.D32])" office:value-type="float" office:value="0.000000000293869253137498" calcext:value-type="float">
            <text:p>2,93869253137498E-10</text:p>
          </table:table-cell>
          <table:table-cell table:formula="of:=[.C32]+[.D32]" office:value-type="float" office:value="869.225067087132" calcext:value-type="float">
            <text:p>869,225067087132</text:p>
          </table:table-cell>
          <table:table-cell table:formula="of:=[.E32]" office:value-type="float" office:value="2" calcext:value-type="float">
            <text:p>2</text:p>
          </table:table-cell>
          <table:table-cell table:formula="of:=IF([.B33]/[.$I$1] &lt; 1;[.C33]*[.E33]*([.B33]/[.$I$1]);0)" office:value-type="float" office:value="0.0000000000768614637282489" calcext:value-type="float">
            <text:p>7,68614637282489E-11</text:p>
          </table:table-cell>
          <table:table-cell table:number-columns-repeated="3"/>
        </table:table-row>
        <table:table-row table:style-name="ro1">
          <table:table-cell table:style-name="ce3" table:formula="of:=[.A33]+[.$I$3]" office:value-type="date" office:date-value="2021-03-24" calcext:value-type="date">
            <text:p>24.03.21</text:p>
          </table:table-cell>
          <table:table-cell table:formula="of:=[.$I$1]-[.C34]-[.D34]" office:value-type="float" office:value="130.774932912497" calcext:value-type="float">
            <text:p>130,774932912497</text:p>
          </table:table-cell>
          <table:table-cell table:formula="of:=IF([.F33]+[.D33]&lt;= [.$I$1];[.F33];[.$I$1]-[.D33])" office:value-type="float" office:value="0.0000000000768614637282489" calcext:value-type="float">
            <text:p>7,68614637282489E-11</text:p>
          </table:table-cell>
          <table:table-cell table:formula="of:=[.C33]+[.D33]" office:value-type="float" office:value="869.225067087426" calcext:value-type="float">
            <text:p>869,225067087426</text:p>
          </table:table-cell>
          <table:table-cell table:formula="of:=[.E33]" office:value-type="float" office:value="2" calcext:value-type="float">
            <text:p>2</text:p>
          </table:table-cell>
          <table:table-cell table:formula="of:=IF([.B34]/[.$I$1] &lt; 1;[.C34]*[.E34]*([.B34]/[.$I$1]);0)" office:value-type="float" office:value="0.0000000000201031055252361" calcext:value-type="float">
            <text:p>2,01031055252361E-11</text:p>
          </table:table-cell>
          <table:table-cell table:number-columns-repeated="3"/>
        </table:table-row>
        <table:table-row table:style-name="ro1">
          <table:table-cell table:style-name="ce3" table:formula="of:=[.A34]+[.$I$3]" office:value-type="date" office:date-value="2021-04-07" calcext:value-type="date">
            <text:p>07.04.21</text:p>
          </table:table-cell>
          <table:table-cell table:formula="of:=[.$I$1]-[.C35]-[.D35]" office:value-type="float" office:value="130.774932912477" calcext:value-type="float">
            <text:p>130,774932912477</text:p>
          </table:table-cell>
          <table:table-cell table:formula="of:=IF([.F34]+[.D34]&lt;= [.$I$1];[.F34];[.$I$1]-[.D34])" office:value-type="float" office:value="0.0000000000201031055252361" calcext:value-type="float">
            <text:p>2,01031055252361E-11</text:p>
          </table:table-cell>
          <table:table-cell table:formula="of:=[.C34]+[.D34]" office:value-type="float" office:value="869.225067087503" calcext:value-type="float">
            <text:p>869,225067087503</text:p>
          </table:table-cell>
          <table:table-cell table:formula="of:=[.E34]" office:value-type="float" office:value="2" calcext:value-type="float">
            <text:p>2</text:p>
          </table:table-cell>
          <table:table-cell table:formula="of:=IF([.B35]/[.$I$1] &lt; 1;[.C35]*[.E35]*([.B35]/[.$I$1]);0)" office:value-type="float" office:value="0.0000000000052579645527904" calcext:value-type="float">
            <text:p>5,2579645527904E-12</text:p>
          </table:table-cell>
          <table:table-cell table:number-columns-repeated="3"/>
        </table:table-row>
        <table:table-row table:style-name="ro1">
          <table:table-cell table:style-name="ce3" table:formula="of:=[.A35]+[.$I$3]" office:value-type="date" office:date-value="2021-04-21" calcext:value-type="date">
            <text:p>21.04.21</text:p>
          </table:table-cell>
          <table:table-cell table:formula="of:=[.$I$1]-[.C36]-[.D36]" office:value-type="float" office:value="130.774932912472" calcext:value-type="float">
            <text:p>130,774932912472</text:p>
          </table:table-cell>
          <table:table-cell table:formula="of:=IF([.F35]+[.D35]&lt;= [.$I$1];[.F35];[.$I$1]-[.D35])" office:value-type="float" office:value="0.0000000000052579645527904" calcext:value-type="float">
            <text:p>5,2579645527904E-12</text:p>
          </table:table-cell>
          <table:table-cell table:formula="of:=[.C35]+[.D35]" office:value-type="float" office:value="869.225067087523" calcext:value-type="float">
            <text:p>869,225067087523</text:p>
          </table:table-cell>
          <table:table-cell table:formula="of:=[.E35]" office:value-type="float" office:value="2" calcext:value-type="float">
            <text:p>2</text:p>
          </table:table-cell>
          <table:table-cell table:formula="of:=IF([.B36]/[.$I$1] &lt; 1;[.C36]*[.E36]*([.B36]/[.$I$1]);0)" office:value-type="float" office:value="0.00000000000137521992329464" calcext:value-type="float">
            <text:p>1,37521992329464E-12</text:p>
          </table:table-cell>
          <table:table-cell table:number-columns-repeated="3"/>
        </table:table-row>
        <table:table-row table:style-name="ro1">
          <table:table-cell table:style-name="ce3" table:formula="of:=[.A36]+[.$I$3]" office:value-type="date" office:date-value="2021-05-05" calcext:value-type="date">
            <text:p>05.05.21</text:p>
          </table:table-cell>
          <table:table-cell table:formula="of:=[.$I$1]-[.C37]-[.D37]" office:value-type="float" office:value="130.77493291247" calcext:value-type="float">
            <text:p>130,77493291247</text:p>
          </table:table-cell>
          <table:table-cell table:formula="of:=IF([.F36]+[.D36]&lt;= [.$I$1];[.F36];[.$I$1]-[.D36])" office:value-type="float" office:value="0.00000000000137521992329464" calcext:value-type="float">
            <text:p>1,37521992329464E-12</text:p>
          </table:table-cell>
          <table:table-cell table:formula="of:=[.C36]+[.D36]" office:value-type="float" office:value="869.225067087528" calcext:value-type="float">
            <text:p>869,225067087528</text:p>
          </table:table-cell>
          <table:table-cell table:formula="of:=[.E36]" office:value-type="float" office:value="2" calcext:value-type="float">
            <text:p>2</text:p>
          </table:table-cell>
          <table:table-cell table:formula="of:=IF([.B37]/[.$I$1] &lt; 1;[.C37]*[.E37]*([.B37]/[.$I$1]);0)" office:value-type="float" office:value="0.000000000000359688586417497" calcext:value-type="float">
            <text:p>3,59688586417497E-13</text:p>
          </table:table-cell>
          <table:table-cell table:number-columns-repeated="3"/>
        </table:table-row>
        <table:table-row table:style-name="ro1">
          <table:table-cell table:style-name="ce3" table:formula="of:=[.A37]+[.$I$3]" office:value-type="date" office:date-value="2021-05-19" calcext:value-type="date">
            <text:p>19.05.21</text:p>
          </table:table-cell>
          <table:table-cell table:formula="of:=[.$I$1]-[.C38]-[.D38]" office:value-type="float" office:value="130.77493291247" calcext:value-type="float">
            <text:p>130,77493291247</text:p>
          </table:table-cell>
          <table:table-cell table:formula="of:=IF([.F37]+[.D37]&lt;= [.$I$1];[.F37];[.$I$1]-[.D37])" office:value-type="float" office:value="0.000000000000359688586417497" calcext:value-type="float">
            <text:p>3,59688586417497E-13</text:p>
          </table:table-cell>
          <table:table-cell table:formula="of:=[.C37]+[.D37]" office:value-type="float" office:value="869.22506708753" calcext:value-type="float">
            <text:p>869,22506708753</text:p>
          </table:table-cell>
          <table:table-cell table:formula="of:=[.E37]" office:value-type="float" office:value="2" calcext:value-type="float">
            <text:p>2</text:p>
          </table:table-cell>
          <table:table-cell table:formula="of:=IF([.B38]/[.$I$1] &lt; 1;[.C38]*[.E38]*([.B38]/[.$I$1]);0)" office:value-type="float" office:value="0.0000000000000940765015162587" calcext:value-type="float">
            <text:p>9,40765015162587E-14</text:p>
          </table:table-cell>
          <table:table-cell table:number-columns-repeated="3"/>
        </table:table-row>
        <table:table-row table:style-name="ro1">
          <table:table-cell table:style-name="ce3" table:formula="of:=[.A38]+[.$I$3]" office:value-type="date" office:date-value="2021-06-02" calcext:value-type="date">
            <text:p>02.06.21</text:p>
          </table:table-cell>
          <table:table-cell table:formula="of:=[.$I$1]-[.C39]-[.D39]" office:value-type="float" office:value="130.77493291247" calcext:value-type="float">
            <text:p>130,77493291247</text:p>
          </table:table-cell>
          <table:table-cell table:formula="of:=IF([.F38]+[.D38]&lt;= [.$I$1];[.F38];[.$I$1]-[.D38])" office:value-type="float" office:value="0.0000000000000940765015162587" calcext:value-type="float">
            <text:p>9,40765015162587E-14</text:p>
          </table:table-cell>
          <table:table-cell table:formula="of:=[.C38]+[.D38]" office:value-type="float" office:value="869.22506708753" calcext:value-type="float">
            <text:p>869,22506708753</text:p>
          </table:table-cell>
          <table:table-cell table:formula="of:=[.E38]" office:value-type="float" office:value="2" calcext:value-type="float">
            <text:p>2</text:p>
          </table:table-cell>
          <table:table-cell table:formula="of:=IF([.B39]/[.$I$1] &lt; 1;[.C39]*[.E39]*([.B39]/[.$I$1]);0)" office:value-type="float" office:value="0.0000000000000246056963488572" calcext:value-type="float">
            <text:p>2,46056963488572E-14</text:p>
          </table:table-cell>
          <table:table-cell table:number-columns-repeated="3"/>
        </table:table-row>
        <table:table-row table:style-name="ro1">
          <table:table-cell table:style-name="ce3" table:formula="of:=[.A39]+[.$I$3]" office:value-type="date" office:date-value="2021-06-16" calcext:value-type="date">
            <text:p>16.06.21</text:p>
          </table:table-cell>
          <table:table-cell table:formula="of:=[.$I$1]-[.C40]-[.D40]" office:value-type="float" office:value="130.77493291247" calcext:value-type="float">
            <text:p>130,77493291247</text:p>
          </table:table-cell>
          <table:table-cell table:formula="of:=IF([.F39]+[.D39]&lt;= [.$I$1];[.F39];[.$I$1]-[.D39])" office:value-type="float" office:value="0.0000000000000246056963488572" calcext:value-type="float">
            <text:p>2,46056963488572E-14</text:p>
          </table:table-cell>
          <table:table-cell table:formula="of:=[.C39]+[.D39]" office:value-type="float" office:value="869.22506708753" calcext:value-type="float">
            <text:p>869,22506708753</text:p>
          </table:table-cell>
          <table:table-cell table:formula="of:=[.E39]" office:value-type="float" office:value="2" calcext:value-type="float">
            <text:p>2</text:p>
          </table:table-cell>
          <table:table-cell table:formula="of:=IF([.B40]/[.$I$1] &lt; 1;[.C40]*[.E40]*([.B40]/[.$I$1]);0)" office:value-type="float" office:value="6.43561657857281E-015" calcext:value-type="float">
            <text:p>6,43561657857281E-15</text:p>
          </table:table-cell>
          <table:table-cell table:number-columns-repeated="3"/>
        </table:table-row>
        <table:table-row table:style-name="ro1">
          <table:table-cell table:style-name="ce3" table:formula="of:=[.A40]+[.$I$3]" office:value-type="date" office:date-value="2021-06-30" calcext:value-type="date">
            <text:p>30.06.21</text:p>
          </table:table-cell>
          <table:table-cell table:formula="of:=[.$I$1]-[.C41]-[.D41]" office:value-type="float" office:value="130.77493291247" calcext:value-type="float">
            <text:p>130,77493291247</text:p>
          </table:table-cell>
          <table:table-cell table:formula="of:=IF([.F40]+[.D40]&lt;= [.$I$1];[.F40];[.$I$1]-[.D40])" office:value-type="float" office:value="6.43561657857281E-015" calcext:value-type="float">
            <text:p>6,43561657857281E-15</text:p>
          </table:table-cell>
          <table:table-cell table:formula="of:=[.C40]+[.D40]" office:value-type="float" office:value="869.22506708753" calcext:value-type="float">
            <text:p>869,22506708753</text:p>
          </table:table-cell>
          <table:table-cell table:formula="of:=[.E40]" office:value-type="float" office:value="2" calcext:value-type="float">
            <text:p>2</text:p>
          </table:table-cell>
          <table:table-cell table:formula="of:=IF([.B41]/[.$I$1] &lt; 1;[.C41]*[.E41]*([.B41]/[.$I$1]);0)" office:value-type="float" office:value="1.68323465262647E-015" calcext:value-type="float">
            <text:p>1,68323465262647E-15</text:p>
          </table:table-cell>
          <table:table-cell table:number-columns-repeated="3"/>
        </table:table-row>
        <table:table-row table:style-name="ro1">
          <table:table-cell table:style-name="ce3" table:formula="of:=[.A41]+[.$I$3]" office:value-type="date" office:date-value="2021-07-14" calcext:value-type="date">
            <text:p>14.07.21</text:p>
          </table:table-cell>
          <table:table-cell table:formula="of:=[.$I$1]-[.C42]-[.D42]" office:value-type="float" office:value="130.77493291247" calcext:value-type="float">
            <text:p>130,77493291247</text:p>
          </table:table-cell>
          <table:table-cell table:formula="of:=IF([.F41]+[.D41]&lt;= [.$I$1];[.F41];[.$I$1]-[.D41])" office:value-type="float" office:value="1.68323465262647E-015" calcext:value-type="float">
            <text:p>1,68323465262647E-15</text:p>
          </table:table-cell>
          <table:table-cell table:formula="of:=[.C41]+[.D41]" office:value-type="float" office:value="869.22506708753" calcext:value-type="float">
            <text:p>869,22506708753</text:p>
          </table:table-cell>
          <table:table-cell table:formula="of:=[.E41]" office:value-type="float" office:value="2" calcext:value-type="float">
            <text:p>2</text:p>
          </table:table-cell>
          <table:table-cell table:formula="of:=IF([.B42]/[.$I$1] &lt; 1;[.C42]*[.E42]*([.B42]/[.$I$1]);0)" office:value-type="float" office:value="4.40249797546343E-016" calcext:value-type="float">
            <text:p>4,40249797546343E-16</text:p>
          </table:table-cell>
          <table:table-cell table:number-columns-repeated="3"/>
        </table:table-row>
        <table:table-row table:style-name="ro1">
          <table:table-cell table:style-name="ce3" table:formula="of:=[.A42]+[.$I$3]" office:value-type="date" office:date-value="2021-07-28" calcext:value-type="date">
            <text:p>28.07.21</text:p>
          </table:table-cell>
          <table:table-cell table:formula="of:=[.$I$1]-[.C43]-[.D43]" office:value-type="float" office:value="130.77493291247" calcext:value-type="float">
            <text:p>130,77493291247</text:p>
          </table:table-cell>
          <table:table-cell table:formula="of:=IF([.F42]+[.D42]&lt;= [.$I$1];[.F42];[.$I$1]-[.D42])" office:value-type="float" office:value="4.40249797546343E-016" calcext:value-type="float">
            <text:p>4,40249797546343E-16</text:p>
          </table:table-cell>
          <table:table-cell table:formula="of:=[.C42]+[.D42]" office:value-type="float" office:value="869.22506708753" calcext:value-type="float">
            <text:p>869,22506708753</text:p>
          </table:table-cell>
          <table:table-cell table:formula="of:=[.E42]" office:value-type="float" office:value="2" calcext:value-type="float">
            <text:p>2</text:p>
          </table:table-cell>
          <table:table-cell table:formula="of:=IF([.B43]/[.$I$1] &lt; 1;[.C43]*[.E43]*([.B43]/[.$I$1]);0)" office:value-type="float" office:value="1.15147275477703E-016" calcext:value-type="float">
            <text:p>1,15147275477703E-16</text:p>
          </table:table-cell>
          <table:table-cell table:number-columns-repeated="3"/>
        </table:table-row>
        <table:table-row table:style-name="ro1">
          <table:table-cell table:style-name="ce3" table:formula="of:=[.A43]+[.$I$3]" office:value-type="date" office:date-value="2021-08-11" calcext:value-type="date">
            <text:p>11.08.21</text:p>
          </table:table-cell>
          <table:table-cell table:formula="of:=[.$I$1]-[.C44]-[.D44]" office:value-type="float" office:value="130.77493291247" calcext:value-type="float">
            <text:p>130,77493291247</text:p>
          </table:table-cell>
          <table:table-cell table:formula="of:=IF([.F43]+[.D43]&lt;= [.$I$1];[.F43];[.$I$1]-[.D43])" office:value-type="float" office:value="1.15147275477703E-016" calcext:value-type="float">
            <text:p>1,15147275477703E-16</text:p>
          </table:table-cell>
          <table:table-cell table:formula="of:=[.C43]+[.D43]" office:value-type="float" office:value="869.22506708753" calcext:value-type="float">
            <text:p>869,22506708753</text:p>
          </table:table-cell>
          <table:table-cell table:formula="of:=[.E43]" office:value-type="float" office:value="2" calcext:value-type="float">
            <text:p>2</text:p>
          </table:table-cell>
          <table:table-cell table:formula="of:=IF([.B44]/[.$I$1] &lt; 1;[.C44]*[.E44]*([.B44]/[.$I$1]);0)" office:value-type="float" office:value="3.01167544513005E-017" calcext:value-type="float">
            <text:p>3,01167544513005E-17</text:p>
          </table:table-cell>
          <table:table-cell table:number-columns-repeated="3"/>
        </table:table-row>
        <table:table-row table:style-name="ro1">
          <table:table-cell table:style-name="ce3" table:formula="of:=[.A44]+[.$I$3]" office:value-type="date" office:date-value="2021-08-25" calcext:value-type="date">
            <text:p>25.08.21</text:p>
          </table:table-cell>
          <table:table-cell table:formula="of:=[.$I$1]-[.C45]-[.D45]" office:value-type="float" office:value="130.77493291247" calcext:value-type="float">
            <text:p>130,77493291247</text:p>
          </table:table-cell>
          <table:table-cell table:formula="of:=IF([.F44]+[.D44]&lt;= [.$I$1];[.F44];[.$I$1]-[.D44])" office:value-type="float" office:value="3.01167544513005E-017" calcext:value-type="float">
            <text:p>3,01167544513005E-17</text:p>
          </table:table-cell>
          <table:table-cell table:formula="of:=[.C44]+[.D44]" office:value-type="float" office:value="869.22506708753" calcext:value-type="float">
            <text:p>869,22506708753</text:p>
          </table:table-cell>
          <table:table-cell table:formula="of:=[.E44]" office:value-type="float" office:value="2" calcext:value-type="float">
            <text:p>2</text:p>
          </table:table-cell>
          <table:table-cell table:formula="of:=IF([.B45]/[.$I$1] &lt; 1;[.C45]*[.E45]*([.B45]/[.$I$1]);0)" office:value-type="float" office:value="7.87703308582031E-018" calcext:value-type="float">
            <text:p>7,87703308582031E-18</text:p>
          </table:table-cell>
          <table:table-cell table:number-columns-repeated="3"/>
        </table:table-row>
        <table:table-row table:style-name="ro1">
          <table:table-cell table:style-name="ce3" table:formula="of:=[.A45]+[.$I$3]" office:value-type="date" office:date-value="2021-09-08" calcext:value-type="date">
            <text:p>08.09.21</text:p>
          </table:table-cell>
          <table:table-cell table:formula="of:=[.$I$1]-[.C46]-[.D46]" office:value-type="float" office:value="130.77493291247" calcext:value-type="float">
            <text:p>130,77493291247</text:p>
          </table:table-cell>
          <table:table-cell table:formula="of:=IF([.F45]+[.D45]&lt;= [.$I$1];[.F45];[.$I$1]-[.D45])" office:value-type="float" office:value="7.87703308582031E-018" calcext:value-type="float">
            <text:p>7,87703308582031E-18</text:p>
          </table:table-cell>
          <table:table-cell table:formula="of:=[.C45]+[.D45]" office:value-type="float" office:value="869.22506708753" calcext:value-type="float">
            <text:p>869,22506708753</text:p>
          </table:table-cell>
          <table:table-cell table:formula="of:=[.E45]" office:value-type="float" office:value="2" calcext:value-type="float">
            <text:p>2</text:p>
          </table:table-cell>
          <table:table-cell table:formula="of:=IF([.B46]/[.$I$1] &lt; 1;[.C46]*[.E46]*([.B46]/[.$I$1]);0)" office:value-type="float" office:value="2.06023694669491E-018" calcext:value-type="float">
            <text:p>2,06023694669491E-18</text:p>
          </table:table-cell>
          <table:table-cell table:number-columns-repeated="3"/>
        </table:table-row>
        <table:table-row table:style-name="ro1">
          <table:table-cell table:style-name="ce3" table:formula="of:=[.A46]+[.$I$3]" office:value-type="date" office:date-value="2021-09-22" calcext:value-type="date">
            <text:p>22.09.21</text:p>
          </table:table-cell>
          <table:table-cell table:formula="of:=[.$I$1]-[.C47]-[.D47]" office:value-type="float" office:value="130.77493291247" calcext:value-type="float">
            <text:p>130,77493291247</text:p>
          </table:table-cell>
          <table:table-cell table:formula="of:=IF([.F46]+[.D46]&lt;= [.$I$1];[.F46];[.$I$1]-[.D46])" office:value-type="float" office:value="2.06023694669491E-018" calcext:value-type="float">
            <text:p>2,06023694669491E-18</text:p>
          </table:table-cell>
          <table:table-cell table:formula="of:=[.C46]+[.D46]" office:value-type="float" office:value="869.22506708753" calcext:value-type="float">
            <text:p>869,22506708753</text:p>
          </table:table-cell>
          <table:table-cell table:formula="of:=[.E46]" office:value-type="float" office:value="2" calcext:value-type="float">
            <text:p>2</text:p>
          </table:table-cell>
          <table:table-cell table:formula="of:=IF([.B47]/[.$I$1] &lt; 1;[.C47]*[.E47]*([.B47]/[.$I$1]);0)" office:value-type="float" office:value="5.38854696975638E-019" calcext:value-type="float">
            <text:p>5,38854696975638E-19</text:p>
          </table:table-cell>
          <table:table-cell table:number-columns-repeated="3"/>
        </table:table-row>
        <table:table-row table:style-name="ro1">
          <table:table-cell table:style-name="ce3" table:formula="of:=[.A47]+[.$I$3]" office:value-type="date" office:date-value="2021-10-06" calcext:value-type="date">
            <text:p>06.10.21</text:p>
          </table:table-cell>
          <table:table-cell table:formula="of:=[.$I$1]-[.C48]-[.D48]" office:value-type="float" office:value="130.77493291247" calcext:value-type="float">
            <text:p>130,77493291247</text:p>
          </table:table-cell>
          <table:table-cell table:formula="of:=IF([.F47]+[.D47]&lt;= [.$I$1];[.F47];[.$I$1]-[.D47])" office:value-type="float" office:value="5.38854696975638E-019" calcext:value-type="float">
            <text:p>5,38854696975638E-19</text:p>
          </table:table-cell>
          <table:table-cell table:formula="of:=[.C47]+[.D47]" office:value-type="float" office:value="869.22506708753" calcext:value-type="float">
            <text:p>869,22506708753</text:p>
          </table:table-cell>
          <table:table-cell table:formula="of:=[.E47]" office:value-type="float" office:value="2" calcext:value-type="float">
            <text:p>2</text:p>
          </table:table-cell>
          <table:table-cell table:formula="of:=IF([.B48]/[.$I$1] &lt; 1;[.C48]*[.E48]*([.B48]/[.$I$1]);0)" office:value-type="float" office:value="1.40937373693117E-019" calcext:value-type="float">
            <text:p>1,40937373693117E-19</text:p>
          </table:table-cell>
          <table:table-cell table:number-columns-repeated="3"/>
        </table:table-row>
        <table:table-row table:style-name="ro1">
          <table:table-cell table:style-name="ce3" table:formula="of:=[.A48]+[.$I$3]" office:value-type="date" office:date-value="2021-10-20" calcext:value-type="date">
            <text:p>20.10.21</text:p>
          </table:table-cell>
          <table:table-cell table:formula="of:=[.$I$1]-[.C49]-[.D49]" office:value-type="float" office:value="130.77493291247" calcext:value-type="float">
            <text:p>130,77493291247</text:p>
          </table:table-cell>
          <table:table-cell table:formula="of:=IF([.F48]+[.D48]&lt;= [.$I$1];[.F48];[.$I$1]-[.D48])" office:value-type="float" office:value="1.40937373693117E-019" calcext:value-type="float">
            <text:p>1,40937373693117E-19</text:p>
          </table:table-cell>
          <table:table-cell table:formula="of:=[.C48]+[.D48]" office:value-type="float" office:value="869.22506708753" calcext:value-type="float">
            <text:p>869,22506708753</text:p>
          </table:table-cell>
          <table:table-cell table:formula="of:=[.E48]" office:value-type="float" office:value="2" calcext:value-type="float">
            <text:p>2</text:p>
          </table:table-cell>
          <table:table-cell table:formula="of:=IF([.B49]/[.$I$1] &lt; 1;[.C49]*[.E49]*([.B49]/[.$I$1]);0)" office:value-type="float" office:value="3.6862151179154E-020" calcext:value-type="float">
            <text:p>3,6862151179154E-20</text:p>
          </table:table-cell>
          <table:table-cell table:number-columns-repeated="3"/>
        </table:table-row>
        <table:table-row table:style-name="ro1">
          <table:table-cell table:style-name="ce3" table:formula="of:=[.A49]+[.$I$3]" office:value-type="date" office:date-value="2021-11-03" calcext:value-type="date">
            <text:p>03.11.21</text:p>
          </table:table-cell>
          <table:table-cell table:formula="of:=[.$I$1]-[.C50]-[.D50]" office:value-type="float" office:value="130.77493291247" calcext:value-type="float">
            <text:p>130,77493291247</text:p>
          </table:table-cell>
          <table:table-cell table:formula="of:=IF([.F49]+[.D49]&lt;= [.$I$1];[.F49];[.$I$1]-[.D49])" office:value-type="float" office:value="3.6862151179154E-020" calcext:value-type="float">
            <text:p>3,6862151179154E-20</text:p>
          </table:table-cell>
          <table:table-cell table:formula="of:=[.C49]+[.D49]" office:value-type="float" office:value="869.22506708753" calcext:value-type="float">
            <text:p>869,22506708753</text:p>
          </table:table-cell>
          <table:table-cell table:formula="of:=[.E49]" office:value-type="float" office:value="2" calcext:value-type="float">
            <text:p>2</text:p>
          </table:table-cell>
          <table:table-cell table:formula="of:=IF([.B50]/[.$I$1] &lt; 1;[.C50]*[.E50]*([.B50]/[.$I$1]);0)" office:value-type="float" office:value="9.64129069492637E-021" calcext:value-type="float">
            <text:p>9,64129069492637E-21</text:p>
          </table:table-cell>
          <table:table-cell table:number-columns-repeated="3"/>
        </table:table-row>
        <table:table-row table:style-name="ro1" table:number-rows-repeated="81">
          <table:table-cell table:style-name="ce3"/>
          <table:table-cell table:number-columns-repeated="8"/>
        </table:table-row>
        <table:table-row table:style-name="ro1" table:number-rows-repeated="10484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20-05-01T08:52:53.363857000</meta:creation-date>
    <dc:date>2020-05-08T12:01:45.081869000</dc:date>
    <dc:creator>Engelbert Niehaus</dc:creator>
    <meta:editing-duration>P1DT32M48S</meta:editing-duration>
    <meta:editing-cycles>4</meta:editing-cycles>
    <meta:generator>LibreOffice/6.0.6.2$MacOSX_X86_64 LibreOffice_project/0c292870b25a325b5ed35f6b45599d2ea4458e77</meta:generator>
    <meta:document-statistic meta:table-count="1" meta:cell-count="3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1cm" svg:height="12.946cm" xlink:href=".." xlink:type="simple" chart:class="chart:scatter" chart:style-name="ch1">
        <chart:legend chart:legend-position="end" svg:x="21.139cm" svg:y="5.676cm" style:legend-expansion="high" chart:style-name="ch2"/>
        <chart:plot-area chart:style-name="ch3" table:cell-range-address="Zeitreihe.A1:Zeitreihe.D131" chart:data-source-has-labels="both" svg:x="2.354cm" svg:y="0.286cm" svg:width="18.252cm" svg:height="12.053cm">
          <chartooo:coordinate-region svg:x="3.399cm" svg:y="0.485cm" svg:width="16.511cm" svg:height="11.207cm"/>
          <chart:axis chart:dimension="x" chart:name="primary-x" chart:style-name="ch4" chartooo:axis-type="auto">
            <chart:categories table:cell-range-address="Zeitreihe.A2:Zeitreihe.A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eitreihe.B2:Zeitreihe.B131" chart:label-cell-address="Zeitreihe.B1:Zeitreihe.B1" chart:class="chart:scatter">
            <chart:domain table:cell-range-address="Zeitreihe.A2:Zeitreihe.A131"/>
            <chart:data-point chart:repeated="130"/>
          </chart:series>
          <chart:series chart:style-name="ch8" chart:values-cell-range-address="Zeitreihe.C2:Zeitreihe.C131" chart:label-cell-address="Zeitreihe.C1:Zeitreihe.C1" chart:class="chart:scatter">
            <chart:data-point chart:repeated="130"/>
          </chart:series>
          <chart:series chart:style-name="ch9" chart:values-cell-range-address="Zeitreihe.D2:Zeitreihe.D131" chart:label-cell-address="Zeitreihe.D1:Zeitreihe.D1" chart:class="chart:scatter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Zeitreihe.B1:Zeitreihe.B1</svg:desc>
                </draw:g>
              </table:table-cell>
              <table:table-cell office:value-type="string">
                <text:p>I</text:p>
                <draw:g>
                  <svg:desc>Zeitreihe.C1:Zeitreihe.C1</svg:desc>
                </draw:g>
              </table:table-cell>
              <table:table-cell office:value-type="string">
                <text:p>R</text:p>
                <draw:g>
                  <svg:desc>Zeitreihe.D1:Zeitreihe.D1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Zeitreihe.A2:Zeitreihe.A131</svg:desc>
                </draw:g>
              </table:table-cell>
              <table:table-cell office:value-type="float" office:value="999">
                <text:p>999</text:p>
                <draw:g>
                  <svg:desc>Zeitreihe.B2:Zeitreihe.B131</svg:desc>
                </draw:g>
              </table:table-cell>
              <table:table-cell office:value-type="float" office:value="1">
                <text:p>1</text:p>
                <draw:g>
                  <svg:desc>Zeitreihe.C2:Zeitreihe.C131</svg:desc>
                </draw:g>
              </table:table-cell>
              <table:table-cell office:value-type="float" office:value="0">
                <text:p>0</text:p>
                <draw:g>
                  <svg:desc>Zeitreihe.D2:Zeitreihe.D131</svg:desc>
                </draw:g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997.002">
                <text:p>997.002</text:p>
              </table:table-cell>
              <table:table-cell office:value-type="float" office:value="1.998">
                <text:p>1.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993.017980008">
                <text:p>993.017980008</text:p>
              </table:table-cell>
              <table:table-cell office:value-type="float" office:value="3.984019992">
                <text:p>3.984019992</text:p>
              </table:table-cell>
              <table:table-cell office:value-type="float" office:value="2.998">
                <text:p>2.998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985.105573038465">
                <text:p>985.105573038465</text:p>
              </table:table-cell>
              <table:table-cell office:value-type="float" office:value="7.91240696953466">
                <text:p>7.91240696953466</text:p>
              </table:table-cell>
              <table:table-cell office:value-type="float" office:value="6.982019992">
                <text:p>6.982019992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969.516460634791">
                <text:p>969.516460634791</text:p>
              </table:table-cell>
              <table:table-cell office:value-type="float" office:value="15.589112403674">
                <text:p>15.589112403674</text:p>
              </table:table-cell>
              <table:table-cell office:value-type="float" office:value="14.8944269615347">
                <text:p>14.894426961534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39.288658470696">
                <text:p>939.288658470696</text:p>
              </table:table-cell>
              <table:table-cell office:value-type="float" office:value="30.2278021640958">
                <text:p>30.2278021640958</text:p>
              </table:table-cell>
              <table:table-cell office:value-type="float" office:value="30.4835393652086">
                <text:p>30.483539365208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82.503394984233">
                <text:p>882.503394984233</text:p>
              </table:table-cell>
              <table:table-cell office:value-type="float" office:value="56.7852634864623">
                <text:p>56.7852634864623</text:p>
              </table:table-cell>
              <table:table-cell office:value-type="float" office:value="60.7113415293045">
                <text:p>60.71134152930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82.277019360479">
                <text:p>782.277019360479</text:p>
              </table:table-cell>
              <table:table-cell office:value-type="float" office:value="100.226375623754">
                <text:p>100.226375623754</text:p>
              </table:table-cell>
              <table:table-cell office:value-type="float" office:value="117.496605015767">
                <text:p>117.49660501576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25.46743859197">
                <text:p>625.46743859197</text:p>
              </table:table-cell>
              <table:table-cell office:value-type="float" office:value="156.809580768509">
                <text:p>156.809580768509</text:p>
              </table:table-cell>
              <table:table-cell office:value-type="float" office:value="217.722980639521">
                <text:p>217.72298063952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29.308864932051">
                <text:p>429.308864932051</text:p>
              </table:table-cell>
              <table:table-cell office:value-type="float" office:value="196.15857365992">
                <text:p>196.15857365992</text:p>
              </table:table-cell>
              <table:table-cell office:value-type="float" office:value="374.53256140803">
                <text:p>374.5325614080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60.88363572279">
                <text:p>260.88363572279</text:p>
              </table:table-cell>
              <table:table-cell office:value-type="float" office:value="168.42522920926">
                <text:p>168.42522920926</text:p>
              </table:table-cell>
              <table:table-cell office:value-type="float" office:value="570.691135067949">
                <text:p>570.69113506794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73.004863435678">
                <text:p>173.004863435678</text:p>
              </table:table-cell>
              <table:table-cell office:value-type="float" office:value="87.8787722871122">
                <text:p>87.8787722871122</text:p>
              </table:table-cell>
              <table:table-cell office:value-type="float" office:value="739.11636427721">
                <text:p>739.1163642772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42.597953438824">
                <text:p>142.597953438824</text:p>
              </table:table-cell>
              <table:table-cell office:value-type="float" office:value="30.4069099968538">
                <text:p>30.4069099968538</text:p>
              </table:table-cell>
              <table:table-cell office:value-type="float" office:value="826.995136564322">
                <text:p>826.99513656432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33.926027166925">
                <text:p>133.926027166925</text:p>
              </table:table-cell>
              <table:table-cell office:value-type="float" office:value="8.67192627189976">
                <text:p>8.67192627189976</text:p>
              </table:table-cell>
              <table:table-cell office:value-type="float" office:value="857.402046561176">
                <text:p>857.40204656117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1.603233899964">
                <text:p>131.603233899964</text:p>
              </table:table-cell>
              <table:table-cell office:value-type="float" office:value="2.32279326696003">
                <text:p>2.32279326696003</text:p>
              </table:table-cell>
              <table:table-cell office:value-type="float" office:value="866.073972833076">
                <text:p>866.07397283307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30.991859688738">
                <text:p>130.991859688738</text:p>
              </table:table-cell>
              <table:table-cell office:value-type="float" office:value="0.611374211226007">
                <text:p>0.611374211226007</text:p>
              </table:table-cell>
              <table:table-cell office:value-type="float" office:value="868.396766100036">
                <text:p>868.39676610003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0.83168959895">
                <text:p>130.83168959895</text:p>
              </table:table-cell>
              <table:table-cell office:value-type="float" office:value="0.16017008978846">
                <text:p>0.16017008978846</text:p>
              </table:table-cell>
              <table:table-cell office:value-type="float" office:value="869.008140311261">
                <text:p>869.00814031126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30.78977895201">
                <text:p>130.78977895201</text:p>
              </table:table-cell>
              <table:table-cell office:value-type="float" office:value="0.0419106469404796">
                <text:p>0.0419106469404796</text:p>
              </table:table-cell>
              <table:table-cell office:value-type="float" office:value="869.16831040105">
                <text:p>869.1683104010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30.778815983511">
                <text:p>130.778815983511</text:p>
              </table:table-cell>
              <table:table-cell office:value-type="float" office:value="0.0109629684981621">
                <text:p>0.0109629684981621</text:p>
              </table:table-cell>
              <table:table-cell office:value-type="float" office:value="869.21022104799">
                <text:p>869.210221047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30.775948535432">
                <text:p>130.775948535432</text:p>
              </table:table-cell>
              <table:table-cell office:value-type="float" office:value="0.00286744807970835">
                <text:p>0.00286744807970835</text:p>
              </table:table-cell>
              <table:table-cell office:value-type="float" office:value="869.221184016489">
                <text:p>869.221184016489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30.775198548947">
                <text:p>130.775198548947</text:p>
              </table:table-cell>
              <table:table-cell office:value-type="float" office:value="0.000749986484999923">
                <text:p>0.000749986484999923</text:p>
              </table:table-cell>
              <table:table-cell office:value-type="float" office:value="869.224051464568">
                <text:p>869.22405146456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30.775002389684">
                <text:p>130.775002389684</text:p>
              </table:table-cell>
              <table:table-cell office:value-type="float" office:value="0.000196159262969783">
                <text:p>0.000196159262969783</text:p>
              </table:table-cell>
              <table:table-cell office:value-type="float" office:value="869.224801451053">
                <text:p>869.22480145105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30.774951084228">
                <text:p>130.774951084228</text:p>
              </table:table-cell>
              <table:table-cell office:value-type="float" office:value="0.0000513054561672641">
                <text:p>0.0000513054561672641</text:p>
              </table:table-cell>
              <table:table-cell office:value-type="float" office:value="869.224997610316">
                <text:p>869.22499761031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30.774937665291">
                <text:p>130.774937665291</text:p>
              </table:table-cell>
              <table:table-cell office:value-type="float" office:value="0.0000134189370412559">
                <text:p>0.0000134189370412559</text:p>
              </table:table-cell>
              <table:table-cell office:value-type="float" office:value="869.225048915772">
                <text:p>869.22504891577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.774934155569">
                <text:p>130.774934155569</text:p>
              </table:table-cell>
              <table:table-cell office:value-type="float" office:value="0.0000035097213102094">
                <text:p>0.0000035097213102094</text:p>
              </table:table-cell>
              <table:table-cell office:value-type="float" office:value="869.225062334709">
                <text:p>869.225062334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30.774933237602">
                <text:p>130.774933237602</text:p>
              </table:table-cell>
              <table:table-cell office:value-type="float" office:value="0.000000917967146494067">
                <text:p>0.000000917967146494067</text:p>
              </table:table-cell>
              <table:table-cell office:value-type="float" office:value="869.225065844431">
                <text:p>869.22506584443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30.774932997508">
                <text:p>130.774932997508</text:p>
              </table:table-cell>
              <table:table-cell office:value-type="float" office:value="0.000000240094184594148">
                <text:p>0.000000240094184594148</text:p>
              </table:table-cell>
              <table:table-cell office:value-type="float" office:value="869.225066762398">
                <text:p>869.22506676239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0.774932934712">
                <text:p>130.774932934712</text:p>
              </table:table-cell>
              <table:table-cell office:value-type="float" office:value="0.0000000627966018067821">
                <text:p>0.0000000627966018067821</text:p>
              </table:table-cell>
              <table:table-cell office:value-type="float" office:value="869.225067002492">
                <text:p>869.22506700249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0.774932918287">
                <text:p>130.774932918287</text:p>
              </table:table-cell>
              <table:table-cell office:value-type="float" office:value="0.0000000164244427796194">
                <text:p>0.0000000164244427796194</text:p>
              </table:table-cell>
              <table:table-cell office:value-type="float" office:value="869.225067065289">
                <text:p>869.225067065289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30.774932913991">
                <text:p>130.774932913991</text:p>
              </table:table-cell>
              <table:table-cell office:value-type="float" office:value="0.00000000429581080544995">
                <text:p>0.00000000429581080544995</text:p>
              </table:table-cell>
              <table:table-cell office:value-type="float" office:value="869.225067081713">
                <text:p>869.22506708171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30.774932912868">
                <text:p>130.774932912868</text:p>
              </table:table-cell>
              <table:table-cell office:value-type="float" office:value="0.00000000112356873978783">
                <text:p>0.00000000112356873978783</text:p>
              </table:table-cell>
              <table:table-cell office:value-type="float" office:value="869.225067086009">
                <text:p>869.22506708600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30.774932912574">
                <text:p>130.774932912574</text:p>
              </table:table-cell>
              <table:table-cell office:value-type="float" office:value="0.000000000293869253137498">
                <text:p>0.000000000293869253137498</text:p>
              </table:table-cell>
              <table:table-cell office:value-type="float" office:value="869.225067087132">
                <text:p>869.225067087132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30.774932912497">
                <text:p>130.774932912497</text:p>
              </table:table-cell>
              <table:table-cell office:value-type="float" office:value="0.0000000000768614637282489">
                <text:p>0.0000000000768614637282489</text:p>
              </table:table-cell>
              <table:table-cell office:value-type="float" office:value="869.225067087426">
                <text:p>869.22506708742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30.774932912477">
                <text:p>130.774932912477</text:p>
              </table:table-cell>
              <table:table-cell office:value-type="float" office:value="0.0000000000201031055252361">
                <text:p>0.0000000000201031055252361</text:p>
              </table:table-cell>
              <table:table-cell office:value-type="float" office:value="869.225067087503">
                <text:p>869.22506708750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0.774932912472">
                <text:p>130.774932912472</text:p>
              </table:table-cell>
              <table:table-cell office:value-type="float" office:value="0.0000000000052579645527904">
                <text:p>0.0000000000052579645527904</text:p>
              </table:table-cell>
              <table:table-cell office:value-type="float" office:value="869.225067087523">
                <text:p>869.22506708752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0.00000000000137521992329464">
                <text:p>0.00000000000137521992329464</text:p>
              </table:table-cell>
              <table:table-cell office:value-type="float" office:value="869.225067087528">
                <text:p>869.225067087528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0.000000000000359688586417497">
                <text:p>0.000000000000359688586417497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0.0000000000000940765015162587">
                <text:p>0.0000000000000940765015162587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0.0000000000000246056963488572">
                <text:p>0.0000000000000246056963488572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6.43561657857281E-015">
                <text:p>6.43561657857281E-015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1.68323465262647E-015">
                <text:p>1.68323465262647E-015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4.40249797546343E-016">
                <text:p>4.40249797546343E-016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1.15147275477703E-016">
                <text:p>1.15147275477703E-016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3.01167544513005E-017">
                <text:p>3.01167544513005E-017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7.87703308582031E-018">
                <text:p>7.87703308582031E-018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2.06023694669491E-018">
                <text:p>2.06023694669491E-018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5.38854696975638E-019">
                <text:p>5.38854696975638E-019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1.40937373693117E-019">
                <text:p>1.40937373693117E-019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30.77493291247">
                <text:p>130.77493291247</text:p>
              </table:table-cell>
              <table:table-cell office:value-type="float" office:value="3.6862151179154E-020">
                <text:p>3.6862151179154E-020</text:p>
              </table:table-cell>
              <table:table-cell office:value-type="float" office:value="869.22506708753">
                <text:p>869.22506708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